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1186A691DB4C3AFC7D5.png" manifest:media-type="image/png"/>
  <manifest:file-entry manifest:full-path="Pictures/1000000000000280000001ABC18C8EAFAC7B99CF.jpg" manifest:media-type="image/jpeg"/>
  <manifest:file-entry manifest:full-path="Pictures/1000000000000280000001AA1A893BB4D4D5E7E9.jpg" manifest:media-type="image/jpeg"/>
  <manifest:file-entry manifest:full-path="Pictures/10000201000001C70000013B64F29F36ACEB56CA.png" manifest:media-type="image/png"/>
  <manifest:file-entry manifest:full-path="Pictures/10000201000001C70000013B080CFC317D0E5C21.png" manifest:media-type="image/png"/>
  <manifest:file-entry manifest:full-path="Pictures/100023C500002DD2000025939BE6C6EAB6A1A9CA.svg" manifest:media-type="image/svg+xml"/>
  <manifest:file-entry manifest:full-path="Pictures/10000201000000EF000000F2E4982E8BF076D6D6.png" manifest:media-type="image/png"/>
  <manifest:file-entry manifest:full-path="Pictures/10000201000000A300000165ECE400B50EFA2F64.png" manifest:media-type="image/png"/>
  <manifest:file-entry manifest:full-path="Pictures/10000201000001BB0000016C47672540717F97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cm" svg:stroke-color="#333333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04cm" svg:stroke-color="#8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cm" svg:y1="11cm" svg:x2="13.2cm" svg:y2="12.6cm">
          <text:p/>
        </draw:line>
        <draw:line draw:style-name="gr1" draw:text-style-name="P1" draw:layer="layout" svg:x1="18.366cm" svg:y1="12.6cm" svg:x2="6.966cm" svg:y2="12.6cm">
          <text:p/>
        </draw:line>
        <draw:g>
          <draw:frame draw:style-name="gr2" draw:text-style-name="P1" draw:layer="layout" svg:width="1.866cm" svg:height="4.087cm" svg:x="2cm" svg:y="9.225cm">
            <draw:image xlink:href="Pictures/10000201000000A300000165ECE400B50EFA2F64.png" xlink:type="simple" xlink:show="embed" xlink:actuate="onLoad">
              <text:p/>
            </draw:image>
          </draw:frame>
          <draw:frame draw:style-name="gr2" draw:text-style-name="P1" draw:layer="layout" svg:width="2.737cm" svg:height="2.77cm" svg:x="4.24cm" svg:y="10.542cm">
            <draw:image xlink:href="Pictures/10000201000000EF000000F2E4982E8BF076D6D6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668cm" svg:height="3.4cm" svg:x="17.466cm" svg:y="10.4cm">
            <draw:image xlink:href="Pictures/10000201000001C70000013B64F29F36ACEB56CA.png" xlink:type="simple" xlink:show="embed" xlink:actuate="onLoad">
              <text:p/>
            </draw:image>
          </draw:frame>
          <draw:frame draw:style-name="gr2" draw:text-style-name="P1" draw:layer="layout" svg:width="4.668cm" svg:height="3.4cm" svg:x="21.998cm" svg:y="10.4cm">
            <draw:image xlink:href="Pictures/10000201000001C70000013B080CFC317D0E5C21.png" xlink:type="simple" xlink:show="embed" xlink:actuate="onLoad">
              <text:p/>
            </draw:image>
          </draw:frame>
        </draw:g>
        <draw:line draw:style-name="gr3" draw:text-style-name="P1" draw:layer="layout" svg:x1="13.2cm" svg:y1="10.2cm" svg:x2="13.2cm" svg:y2="8cm">
          <text:p/>
        </draw:line>
        <draw:line draw:style-name="gr3" draw:text-style-name="P1" draw:layer="layout" svg:x1="5.4cm" svg:y1="8cm" svg:x2="25.6cm" svg:y2="8cm">
          <text:p/>
        </draw:line>
        <draw:line draw:style-name="gr3" draw:text-style-name="P1" draw:layer="layout" svg:x1="5.4cm" svg:y1="8cm" svg:x2="5.4cm" svg:y2="6.4cm">
          <text:p/>
        </draw:line>
        <draw:line draw:style-name="gr3" draw:text-style-name="P1" draw:layer="layout" svg:x1="12.1cm" svg:y1="6.4cm" svg:x2="12.1cm" svg:y2="8cm">
          <text:p/>
        </draw:line>
        <draw:line draw:style-name="gr3" draw:text-style-name="P1" draw:layer="layout" svg:x1="18.85cm" svg:y1="6.4cm" svg:x2="18.85cm" svg:y2="8cm">
          <text:p/>
        </draw:line>
        <draw:line draw:style-name="gr3" draw:text-style-name="P1" draw:layer="layout" svg:x1="25.6cm" svg:y1="6.4cm" svg:x2="25.6cm" svg:y2="8cm">
          <text:p/>
        </draw:line>
        <draw:frame draw:style-name="gr2" draw:text-style-name="P1" draw:layer="layout" svg:width="4.459cm" svg:height="3.656cm" svg:x="2.034cm" svg:y="2.808cm">
          <draw:image xlink:href="Pictures/100023C500002DD2000025939BE6C6EAB6A1A9CA.svg" xlink:type="simple" xlink:show="embed" xlink:actuate="onLoad">
            <text:p/>
          </draw:image>
          <draw:image xlink:href="Pictures/10000201000001BB0000016C47672540717F97CB.png" xlink:type="simple" xlink:show="embed" xlink:actuate="onLoad"/>
        </draw:frame>
        <draw:frame draw:style-name="gr2" draw:text-style-name="P1" draw:layer="layout" svg:width="4.459cm" svg:height="3.657cm" svg:x="8.77cm" svg:y="2.808cm">
          <draw:image xlink:href="Pictures/100023C500002DD2000025939BE6C6EAB6A1A9CA.svg" xlink:type="simple" xlink:show="embed" xlink:actuate="onLoad">
            <text:p/>
          </draw:image>
          <draw:image xlink:href="Pictures/10000201000001BB0000016C47672540717F97CB.png" xlink:type="simple" xlink:show="embed" xlink:actuate="onLoad"/>
        </draw:frame>
        <draw:frame draw:style-name="gr2" draw:text-style-name="P1" draw:layer="layout" svg:width="4.459cm" svg:height="3.656cm" svg:x="15.505cm" svg:y="2.808cm">
          <draw:image xlink:href="Pictures/100023C500002DD2000025939BE6C6EAB6A1A9CA.svg" xlink:type="simple" xlink:show="embed" xlink:actuate="onLoad">
            <text:p/>
          </draw:image>
          <draw:image xlink:href="Pictures/10000201000001BB0000016C47672540717F97CB.png" xlink:type="simple" xlink:show="embed" xlink:actuate="onLoad"/>
        </draw:frame>
        <draw:frame draw:style-name="gr2" draw:text-style-name="P1" draw:layer="layout" svg:width="4.459cm" svg:height="3.656cm" svg:x="22.241cm" svg:y="2.808cm">
          <draw:image xlink:href="Pictures/100023C500002DD2000025939BE6C6EAB6A1A9CA.svg" xlink:type="simple" xlink:show="embed" xlink:actuate="onLoad">
            <text:p/>
          </draw:image>
          <draw:image xlink:href="Pictures/10000201000001BB0000016C47672540717F97CB.png" xlink:type="simple" xlink:show="embed" xlink:actuate="onLoad"/>
        </draw:frame>
        <draw:frame draw:style-name="gr2" draw:text-style-name="P1" draw:layer="layout" svg:width="2.892cm" svg:height="1.761cm" svg:x="22.883cm" svg:y="10.713cm">
          <draw:image xlink:href="Pictures/1000000000000280000001AA1A893BB4D4D5E7E9.jpg" xlink:type="simple" xlink:show="embed" xlink:actuate="onLoad">
            <text:p/>
          </draw:image>
        </draw:frame>
        <draw:frame draw:style-name="gr2" draw:text-style-name="P1" draw:layer="layout" svg:width="2.92cm" svg:height="1.724cm" svg:x="18.334cm" svg:y="10.72cm">
          <draw:image xlink:href="Pictures/1000000000000280000001ABC18C8EAFAC7B99CF.jpg" xlink:type="simple" xlink:show="embed" xlink:actuate="onLoad">
            <text:p/>
          </draw:image>
        </draw:frame>
        <draw:frame draw:style-name="gr2" draw:text-style-name="P1" draw:layer="layout" svg:width="3.372cm" svg:height="2.777cm" svg:x="11.428cm" svg:y="8.523cm">
          <draw:image xlink:href="Pictures/1000020100000154000001186A691DB4C3AFC7D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1T01:23:09.958499911</meta:creation-date>
    <dc:date>2018-02-01T02:02:59.959793520</dc:date>
    <dc:creator>Dennis Schulmeister-Zimolong</dc:creator>
    <meta:editing-duration>PT23M15S</meta:editing-duration>
    <meta:editing-cycles>5</meta:editing-cycles>
    <meta:generator>LibreOffice/5.4.4.2$Linux_X86_64 LibreOffice_project/40m0$Build-2</meta:generator>
    <meta:document-statistic meta:object-count="44"/>
  </office:meta>
</office:document-meta>
</file>